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I bring warning to you all. <text:s/>The bomb has been placed, and you know now I am serious. <text:s/>I will let you find it to know for certain, in evidence terms, that Allah SWT is working with you all. <text:s/>It's in Youtube's headquarters in their city, you know the one. <text:s/>It's in a strategic place, you will need to search the entire building but it will be obvious. <text:s/>You have 24 hours to do it, and you will know there is no timer on the bomb to suddenly go off without warning. <text:s/>You have been given it, and I determine this will be useful for you to help others achieve understanding that yes, we have miracles on tape budd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6-08T04:49:09.48</meta:creation-date>
    <meta:document-statistic meta:table-count="0" meta:image-count="0" meta:object-count="0" meta:page-count="1" meta:paragraph-count="1" meta:word-count="119" meta:character-count="611"/>
    <dc:date>2024-06-08T04:51:29.41</dc:date>
    <meta:editing-duration>PT2M20S</meta:editing-duration>
    <meta:editing-cycles>1</meta:editing-cycles>
    <meta:generator>OpenOffice/4.1.15$Win32 OpenOffice.org_project/4115m2$Build-9813</meta:generator>
  </office:meta>
</office:document-meta>
</file>